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ff" draw:fill-color="#d3d3d3" draw:textarea-vertical-align="middle" draw:auto-grow-height="false" fo:min-height="5.75cm" fo:min-width="5.5cm"/>
    </style:style>
    <style:style style:name="P1" style:family="paragraph">
      <loext:graphic-properties draw:fill-color="#d3d3d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4cm" svg:y="4cm">
          <text:p/>
          <draw:enhanced-geometry svg:viewBox="0 0 21600 21600" draw:glue-point-type="segments" draw:type="non-primitive" draw:enhanced-path="W 0 10800 21600 32400 0 21600 10800 0 Q 21600 10800 10800 21600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Regina Henschel</meta:initial-creator>
    <meta:creation-date>2019-06-08T15:48:14.905000000</meta:creation-date>
    <dc:date>2019-06-08T15:57:08.991000000</dc:date>
    <dc:creator>Regina Henschel</dc:creator>
    <meta:editing-duration>PT3M17S</meta:editing-duration>
    <meta:editing-cycles>2</meta:editing-cycles>
    <meta:generator>LOtb42/6.4.0.0.alpha0$Windows_X86_64 LibreOffice_project/c30ea50dd2b1c557dfbefc1a4c660fbf2402a604</meta:generator>
    <meta:document-statistic meta:object-count="1"/>
  </office:meta>
</office:document-meta>
</file>